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3.245cm" fo:min-width="4.471cm" fo:padding-top="0.165cm" fo:padding-bottom="0.165cm" fo:padding-left="0.29cm" fo:padding-right="0.29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971cm" svg:height="3.495cm" svg:x="6.055cm" svg:y="3.076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71cm" svg:height="3.495cm" svg:x="15.826cm" svg:y="8.441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026cm" svg:y1="4.823cm" svg:x2="15.826cm" svg:y2="10.188cm" draw:start-shape="id1" draw:end-shape="id2" svg:d="M11026 4823h2399v5365h2401" svg:viewBox="0 0 4801 5366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06T23:39:51.488185700</meta:creation-date>
    <dc:date>2025-02-06T23:42:01.470427500</dc:date>
    <meta:editing-duration>PT2M11S</meta:editing-duration>
    <meta:editing-cycles>1</meta:editing-cycles>
    <meta:document-statistic meta:object-count="26"/>
    <meta:generator>LibreOfficeDev/25.8.0.0.alpha0$Windows_X86_64 LibreOffice_project/85f3a41d6909b4d8adb10012289e64dea88d12d1</meta:generator>
  </office:meta>
</office:document-meta>
</file>